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39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1.7417in"/>
    </style:style>
    <style:style style:name="co5" style:family="table-column">
      <style:table-column-properties fo:break-before="auto" style:column-width="3.0772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2.0272in"/>
    </style:style>
    <style:style style:name="co8" style:family="table-column">
      <style:table-column-properties fo:break-before="auto" style:column-width="1.8374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2.6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10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  <table:table-cell table:number-columns-repeated="2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hereditary late-onset parkinson disease</text:p>
          </table:table-cell>
          <table:table-cell office:value-type="string" calcext:value-type="string">
            <text:p>Orphanet:411602</text:p>
          </table:table-cell>
          <table:table-cell office:value-type="string" calcext:value-type="string">
            <text:p>http://www.orpha.net/ORDO/Orphanet_41160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reditary late-onset parkinson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MONDO:0005405</text:p>
          </table:table-cell>
          <table:table-cell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EFO:0004512</text:p>
          </table:table-cell>
          <table:table-cell office:value-type="string" calcext:value-type="string">
            <text:p>http://www.ebi.ac.uk/efo/EFO_0004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derweight body mass index status</text:p>
          </table:table-cell>
          <table:table-cell office:value-type="string" calcext:value-type="string">
            <text:p>EFO:0005936</text:p>
          </table:table-cell>
          <table:table-cell office:value-type="string" calcext:value-type="string">
            <text:p>http://www.ebi.ac.uk/efo/EFO_0005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d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http://www.ebi.ac.uk/efo/EFO_00052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on-small cell 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refractory hematologic cancer</text:p>
          </table:table-cell>
          <table:table-cell office:value-type="string" calcext:value-type="string">
            <text:p>MONDO:0004111</text:p>
          </table:table-cell>
          <table:table-cell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snomed:class:http://snomed.info/id/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upper moiety ureter of duplex kidney (disorder)</text:p>
          </table:table-cell>
          <table:table-cell office:value-type="string" calcext:value-type="string">
            <text:p>snomed:class:http://snomed.info/id/264917009</text:p>
          </table:table-cell>
          <table:table-cell office:value-type="string" calcext:value-type="string">
            <text:p>http://snomed.info/id/264917009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pper moiety ureter of duplex kidney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adenocarcinoma of sigmoid colon (disorder)</text:p>
          </table:table-cell>
          <table:table-cell office:value-type="string" calcext:value-type="string">
            <text:p>snomed:class:http://snomed.info/id/301756000</text:p>
          </table:table-cell>
          <table:table-cell office:value-type="string" calcext:value-type="string">
            <text:p>http://snomed.info/id/301756000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denocarcinoma of sigmoid colon (disorder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thrombocytopenic purpur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snomed:class:http://snomed.info/id/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lveolar sleep apnea (disorder)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EFO:1000184</text:p>
          </table:table-cell>
          <table:table-cell office:value-type="string" calcext:value-type="string">
            <text:p>http://www.ebi.ac.uk/efo/EFO_10001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initis, allergic, perennial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viral respiratory tract infection</text:p>
          </table:table-cell>
          <table:table-cell office:value-type="string" calcext:value-type="string">
            <text:p>NCIT:C27219</text:p>
          </table:table-cell>
          <table:table-cell office:value-type="string" calcext:value-type="string">
            <text:p>http://purl.obolibrary.org/obo/NCIT_C2721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viral respiratory tract infectio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acalculous cholecystitis</text:p>
          </table:table-cell>
          <table:table-cell office:value-type="string" calcext:value-type="string">
            <text:p>EFO:1000790</text:p>
          </table:table-cell>
          <table:table-cell office:value-type="string" calcext:value-type="string">
            <text:p>http://www.ebi.ac.uk/efo/EFO_10007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124639</text:p>
          </table:table-cell>
          <table:table-cell office:value-type="string" calcext:value-type="string">
            <text:p>http://purl.obolibrary.org/obo/NCIT_C12463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alveolar sleep apnea (disorder)</text:p>
          </table:table-cell>
          <table:table-cell office:value-type="string" calcext:value-type="string">
            <text:p>snomed:class:http://snomed.info/id/230494007</text:p>
          </table:table-cell>
          <table:table-cell office:value-type="string" calcext:value-type="string">
            <text:p>http://snomed.info/id/230494007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alveolar sleep apnea (disorder)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 measurement</text:p>
          </table:table-cell>
          <table:table-cell office:value-type="string" calcext:value-type="string">
            <text:p>EFO:0007938</text:p>
          </table:table-cell>
          <table:table-cell office:value-type="string" calcext:value-type="string">
            <text:p>http://www.ebi.ac.uk/efo/EFO_00079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 measurement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snomed:class:http://snomed.info/id/15629591000119103</text:p>
          </table:table-cell>
          <table:table-cell office:value-type="string" calcext:value-type="string">
            <text:p>http://snomed.info/id/15629591000119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gestive heart failure stage b due to ischemic cardiomyopathy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table:style-name="ce10"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EFO:0001421</text:p>
          </table:table-cell>
          <table:table-cell office:value-type="string" calcext:value-type="string">
            <text:p>http://www.ebi.ac.uk/efo/EFO_000142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disorder of skin and/or subcutaneous tissue of flank (disorder)</text:p>
          </table:table-cell>
          <table:table-cell office:value-type="string" calcext:value-type="string">
            <text:p>snomed:class:http://snomed.info/id/127338001</text:p>
          </table:table-cell>
          <table:table-cell office:value-type="string" calcext:value-type="string">
            <text:p>http://snomed.info/id/127338001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disorder of skin and/or subcutaneous tissue of flank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EFO:0009524</text:p>
          </table:table-cell>
          <table:table-cell office:value-type="string" calcext:value-type="string">
            <text:p>http://www.ebi.ac.uk/efo/EFO_000952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HP:0031860</text:p>
          </table:table-cell>
          <table:table-cell office:value-type="string" calcext:value-type="string">
            <text:p>http://purl.obolibrary.org/obo/HP_00318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MONDO:0017408</text:p>
          </table:table-cell>
          <table:table-cell office:value-type="string" calcext:value-type="string">
            <text:p>http://purl.obolibrary.org/obo/MONDO_00174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disease of orbital part of eye adnexa</text:p>
          </table:table-cell>
          <table:table-cell office:value-type="string" calcext:value-type="string">
            <text:p>MONDO:0004751</text:p>
          </table:table-cell>
          <table:table-cell office:value-type="string" calcext:value-type="string">
            <text:p>http://purl.obolibrary.org/obo/MONDO_000475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orbital part of eye adnex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table:style-name="ce7"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0T17:30:41.650295290</dc:date>
    <meta:editing-duration>PT7H3M17S</meta:editing-duration>
    <meta:editing-cycles>257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